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bb7" officeooo:paragraph-rsid="00012bb7"/>
    </style:style>
    <style:style style:name="P2" style:family="paragraph" style:parent-style-name="Standard">
      <style:text-properties officeooo:rsid="0003102c" officeooo:paragraph-rsid="0003102c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012bb7" officeooo:paragraph-rsid="00012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sistemas p2p</text:p>
      <text:p text:style-name="P1">desestructurados: topologia de conexcion logica arbitraria</text:p>
      <text:p text:style-name="P1">ubicacion de recursos impredecible e independiente de la topologia</text:p>
      <text:p text:style-name="P1"><text:s/>cada nodo posee un conjunto de recursos</text:p>
      <text:p text:style-name="P1">corresponden a sistemas mas volatiles con nodos mas autonomos</text:p>
      <text:p text:style-name="P1">tipo de sistemas p2p desdestructurados</text:p>
      <text:p text:style-name="P3"/>
      <text:p text:style-name="P1">estructurados</text:p>
      <text:p text:style-name="P1">ubiccion de recursos</text:p>
      <text:p text:style-name="P1">corresponden</text:p>
      <text:p text:style-name="P1"/>
      <text:p text:style-name="P1">Aplicaciones de P2P</text:p>
      <text:p text:style-name="P1">compartir contenidos p2p content sharing</text:p>
      <text:p text:style-name="P1"><text:s/>diversos aspectos no tratados copyrigth, anonimato</text:p>
      <text:p text:style-name="P1">distribucion de contenidos (1 editor, varios consumidores)</text:p>
      <text:p text:style-name="P1"><text:s/>almacenamiento distribuido</text:p>
      <text:p text:style-name="P1"><text:s text:c="2"/>sistemas de ficheros p2p, caches p2p</text:p>
      <text:p text:style-name="P1"><text:s text:c="2"/>soporte para criptomonedas</text:p>
      <text:p text:style-name="P1"><text:s/>comunicacion</text:p>
      <text:p text:style-name="P1"><text:s text:c="2"/>mensajeria instantanea</text:p>
      <text:p text:style-name="P1"><text:s text:c="2"/>voIP</text:p>
      <text:p text:style-name="P1"><text:s text:c="2"/>videoconferencia</text:p>
      <text:p text:style-name="P1"><text:s/>streaming (p2pTV)</text:p>
      <text:p text:style-name="P1">computacion distribuida</text:p>
      <text:p text:style-name="P1"/>
      <text:p text:style-name="P1">operaciones en p2p content sharing</text:p>
      <text:p text:style-name="P1">alta (baja) de nodo en la red p2p</text:p>
      <text:p text:style-name="P1">publicar (Eliminar) contenido</text:p>
      <text:p text:style-name="P1"><text:s/>como identificar (ID) un determinado recurso</text:p>
      <text:p text:style-name="P1"><text:s text:c="2"/>nombre de ficheroo usando alguna convencion</text:p>
      <text:p text:style-name="P1"><text:s text:c="2"/>hash basado en contenido para detectar recursos reptidos</text:p>
      <text:p text:style-name="P1"><text:s/>Buscar contenido</text:p>
      <text:p text:style-name="P1"><text:s/>descargar contenido de un unico nodo o de multiples</text:p>
      <text:p text:style-name="P1"/>
      <text:p text:style-name="P1"/>
      <text:p text:style-name="P2">p2p + cliente servidor</text:p>
      <text:p text:style-name="P2"><text:s/>uso de servidor centralizador que conoce nodos y recursos</text:p>
      <text:p text:style-name="P2"><text:s text:c="2"/>simple y facil de gestionar</text:p>
      <text:p text:style-name="P2"><text:s text:c="2"/>cuello de botella y punto único de fallo (puede estar replicado)</text:p>
      <text:p text:style-name="P2">uso para compartir contenidos (p.e. Napster 1999)</text:p>
      <text:p text:style-name="P2"><text:s/>Alta cliente C contacta con servidor S</text:p>
      <text:p text:style-name="P2"><text:s/>Publicar en alta C informa a S de su lista de ficheros publicados</text:p>
      <text:p text:style-name="P2"><text:s/>Buscar C envia peticion</text:p>
      <text:p text:style-name="P2"><text:s/>Descargar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15:19.279482525</meta:creation-date>
    <dc:date>2020-02-17T10:28:00.520695056</dc:date>
    <meta:editing-duration>PT12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194" meta:character-count="1368" meta:non-whitespace-character-count="1182"/>
  </office:meta>
</office:document-meta>
</file>